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language="el" fo:country="GR"/>
    </style:style>
    <style:style style:name="T2" style:family="text">
      <style:text-properties fo:language="en" fo:country="US"/>
    </style:style>
    <style:style style:name="T3" style:family="text">
      <style:text-properties fo:language="en" fo:country="G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aktika</text:p>
      <text:p text:style-name="Standard"/>
      <text:p text:style-name="Standard">7/11/2016 – <text:span text:style-name="T1">Σήμερα όλη η ομάδα συναντίθηκε </text:span><text:span text:style-name="T1">και συζήτισε περί του πρότζεκτ. Καλύφθηκαν θέματα σχετικά με τη σχεδίαση του </text:span><text:span text:style-name="T2">UI, </text:span><text:span text:style-name="T1">τον τρόπο υλοποίησης ορισμένων λειτουργειών, την κατανομή του φόρτου εργασίας και την γενική πορεία του εγχειρήματο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22:53:23.74</meta:creation-date>
    <meta:document-statistic meta:table-count="0" meta:image-count="0" meta:object-count="0" meta:page-count="1" meta:paragraph-count="2" meta:word-count="37" meta:character-count="248"/>
    <dc:date>2016-11-07T22:59:37.54</dc:date>
    <meta:editing-duration>PT6M14S</meta:editing-duration>
    <meta:editing-cycles>1</meta:editing-cycles>
    <meta:generator>OpenOffice/4.0.1$Win32 OpenOffice.org_project/401m5$Build-9714</meta:generator>
  </office:meta>
</office:document-meta>
</file>